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652a7" officeooo:paragraph-rsid="001652a7"/>
    </style:style>
    <style:style style:name="P3" style:family="paragraph" style:parent-style-name="Standard">
      <style:paragraph-properties fo:text-align="justify" style:justify-single-word="false"/>
      <style:text-properties officeooo:rsid="00167ea1" officeooo:paragraph-rsid="00167ea1"/>
    </style:style>
    <style:style style:name="P4" style:family="paragraph" style:parent-style-name="Standard">
      <style:paragraph-properties fo:text-align="justify" style:justify-single-word="false"/>
      <style:text-properties officeooo:rsid="001802c4" officeooo:paragraph-rsid="001802c4"/>
    </style:style>
    <style:style style:name="P5" style:family="paragraph" style:parent-style-name="Standard">
      <style:paragraph-properties fo:text-align="justify" style:justify-single-word="false"/>
      <style:text-properties officeooo:rsid="001990e6" officeooo:paragraph-rsid="001990e6"/>
    </style:style>
    <style:style style:name="P6" style:family="paragraph" style:parent-style-name="Standard">
      <style:paragraph-properties fo:text-align="justify" style:justify-single-word="false"/>
      <style:text-properties officeooo:rsid="001a9d3e" officeooo:paragraph-rsid="001a9d3e"/>
    </style:style>
    <style:style style:name="P7" style:family="paragraph" style:parent-style-name="Standard">
      <style:paragraph-properties fo:text-align="justify" style:justify-single-word="false"/>
      <style:text-properties officeooo:rsid="001a9d3e" officeooo:paragraph-rsid="001bad00"/>
    </style:style>
    <style:style style:name="P8" style:family="paragraph" style:parent-style-name="Standard">
      <style:paragraph-properties fo:text-align="justify" style:justify-single-word="false"/>
      <style:text-properties officeooo:rsid="001bad00" officeooo:paragraph-rsid="001bad00"/>
    </style:style>
    <style:style style:name="P9" style:family="paragraph" style:parent-style-name="Standard">
      <style:paragraph-properties fo:text-align="justify" style:justify-single-word="false"/>
      <style:text-properties officeooo:rsid="001ca605" officeooo:paragraph-rsid="001ca605"/>
    </style:style>
    <style:style style:name="P10" style:family="paragraph" style:parent-style-name="Standard">
      <style:paragraph-properties fo:text-align="justify" style:justify-single-word="false"/>
      <style:text-properties officeooo:rsid="001d442e" officeooo:paragraph-rsid="001d442e"/>
    </style:style>
    <style:style style:name="T1" style:family="text">
      <style:text-properties officeooo:rsid="001652a7"/>
    </style:style>
    <style:style style:name="T2" style:family="text">
      <style:text-properties officeooo:rsid="00167ea1"/>
    </style:style>
    <style:style style:name="T3" style:family="text">
      <style:text-properties officeooo:rsid="001802c4"/>
    </style:style>
    <style:style style:name="T4" style:family="text">
      <style:text-properties officeooo:rsid="001990e6"/>
    </style:style>
    <style:style style:name="T5" style:family="text">
      <style:text-properties officeooo:rsid="001bad00"/>
    </style:style>
    <style:style style:name="T6" style:family="text">
      <style:text-properties officeooo:rsid="001ca605"/>
    </style:style>
    <style:style style:name="T7" style:family="text">
      <style:text-properties officeooo:rsid="001cac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INARI 4a.</text:p>
      <text:p text:style-name="P1">Un pacient amb minusvalúa psíquica té febre alta i el seu cuidador explica que li costa respirar. Quan l’explorem veiem que efectivament, respira ràpid i profonament. A més, té tos i secrecions abundants. Es fa una analítica que demostra: PaO2 62 mm Hg (normal, 95 a 100 mm Hg),</text:p>
      <text:p text:style-name="P1">PaCO2 32.4 mm Hg (normal, 35.0 a 45.0 mm Hg), pH 7.56 (normal, 7.35 a 7.45)</text:p>
      <text:p text:style-name="P1"/>
      <text:p text:style-name="P2">PO2 de 62 és una hipoxèmia. </text:p>
      <text:p text:style-name="P2">No és insuficiència respiratòria (és a partir de 60 perquè és una pressió parcial a partir de la qual hemoglobina s’atura poc) </text:p>
      <text:p text:style-name="P2">PCO2 és hipocapnia. PH lliga amb hipocapnia perquè esta hiperventilant, elimina CO2 i augmenta pH (alcalosi respiratòria) </text:p>
      <text:p text:style-name="P2">Si respirem normal, absorbim volum corrent. multiplicat per numero de cops q respiro, volum minut. hi ha 1/3 que no serveix i 2/3 que si (ventilació alveolar el q si, espai mort el que no) <text:span text:style-name="T2">(si alveols no tenen respiracio tambe tenen espai mort) </text:span></text:p>
      <text:p text:style-name="P2"/>
      <text:p text:style-name="P3">En respiracio molt gran, espai mort es mante pero augmenta ventilacio alveolar. CO2 per tant baixa. </text:p>
      <text:p text:style-name="P1"/>
      <text:p text:style-name="P1">1. Et quadra aquesta PaCO2 amb la respiració que té el pacient? <text:span text:style-name="T1">Si</text:span></text:p>
      <text:p text:style-name="P1">- Per què? <text:span text:style-name="T1">Perquè respira molt ràpid i profundament, i per tant l’intercanvi gasós hauria de ser molt elevat.</text:span></text:p>
      <text:p text:style-name="P1">- Com es diu el que volum d’aire que respirem cada cop? <text:span text:style-name="T1">Volum corrent</text:span></text:p>
      <text:p text:style-name="P1">- Tot aquests volum s’utilitza per l’intercanvi de gasos? <text:span text:style-name="T1">Si, l’únic que no s’usa és el volum residual</text:span></text:p>
      <text:p text:style-name="P1"/>
      <text:p text:style-name="P1"/>
      <text:p text:style-name="P1">2. I el pH? <text:span text:style-name="T1">No</text:span></text:p>
      <text:p text:style-name="P1">- Per què està així? <text:span text:style-name="T1">Perquè està hiperventilant, provocant una disiminució de la concentració de CO2 en sang, disminuint la seva acidesa. </text:span></text:p>
      <text:p text:style-name="P1"/>
      <text:p text:style-name="P1"/>
      <text:p text:style-name="P1">3. I l’oxigenació? É<text:span text:style-name="T1">s baixa</text:span></text:p>
      <text:p text:style-name="P1">- Què vol dir que la PaO2 sigui “baixa”? <text:span text:style-name="T1">Vol dir que la quantitat d’oxigen és menor de la que hauria de ser</text:span></text:p>
      <text:p text:style-name="P1">- Cóm creus que es pot dir això tècnicament? <text:span text:style-name="T1">Hipoxèmia</text:span></text:p>
      <text:p text:style-name="P1">- Quines conseqüències creus que tindrà en l’organisme? <text:span text:style-name="T1">Els teixits no podran dur a terme l’intercanvi gasós i no podran obtenir energia d’aquests. </text:span></text:p>
      <text:p text:style-name="P1">Imagina que te una pneumònia (pus al alvèols a una zona del pulmó)</text:p>
      <text:p text:style-name="P1"><text:tab/><text:span text:style-name="T3">causes hipoxemia: </text:span></text:p>
      <text:p text:style-name="P1"><text:tab/><text:tab/>- <text:span text:style-name="T3">shunt (ple de pus no millora amb oxigen 100%) </text:span></text:p>
      <text:p text:style-name="P1"><text:tab/><text:tab/>- </text:p>
      <text:p text:style-name="P1"><text:tab/><text:tab/>- </text:p>
      <text:p text:style-name="P1"><text:tab/><text:tab/>- </text:p>
      <text:p text:style-name="P4">capilar que porta sang al teixit. si arriba poc oxigen s’obre per donar maxim flux possible </text:p>
      <text:p text:style-name="P4">en el pulmo es al reves, els capilars es tanquen per enviar sang a altres zones mes operatives (vasoconstriccio pulmonar hipoxica) </text:p>
      <text:p text:style-name="P4"/>
      <text:p text:style-name="P1">4. Si li poguéssim fer-li una espirometria...</text:p>
      <text:p text:style-name="P1">- Cóm creus que serien els seus FEV1, FVC i qucient FEV1/FVC?</text:p>
      <text:p text:style-name="P1"><text:tab/><text:span text:style-name="T4">en alveols plens de pus, es fot la capacitat total (fvc) i per tant tambe la FEV1</text:span></text:p>
      <text:p text:style-name="P1">- Això et sembla un patró obstructiu o restrictiu?</text:p>
      <text:p text:style-name="P1"><text:tab/><text:span text:style-name="T4">restrictiu</text:span></text:p>
      <text:p text:style-name="P1"/>
      <text:p text:style-name="P1"/>
      <text:p text:style-name="P1"><text:soft-page-break/>5. I si li fan una pletismografia...</text:p>
      <text:p text:style-name="P1">- Com estarien els volums o capacitats pulmonars (TLC, FRC i RV) ?</text:p>
      <text:p text:style-name="P5">disminuides (son capacitats) </text:p>
      <text:p text:style-name="P1"/>
      <text:p text:style-name="P1">6. Se li comencen a administrar antibiòtics. Dies desprès, la febre ha remés i la</text:p>
      <text:p text:style-name="P1">nova analítica mostra: PaO2 87 mm Hg, PaCO2 37.4 mm Hg i pH 7.37.</text:p>
      <text:p text:style-name="P1">- Com van ara les coses ?</text:p>
      <text:p text:style-name="P5">Normoxèmia (hipoxemia lleugera), normocàpnia i pH normal.</text:p>
      <text:p text:style-name="P5"/>
      <text:p text:style-name="P5"/>
      <text:p text:style-name="P5">pO2 de 62 </text:p>
      <text:p text:style-name="P5">pCO2 de 32,4</text:p>
      <text:p text:style-name="P5">pH 7,56</text:p>
      <text:p text:style-name="P5"/>
      <text:p text:style-name="P5">calcular gradient per saber si pulmó està sa o malalt. </text:p>
      <text:p text:style-name="P5"/>
      <text:p text:style-name="P5">pBar - pVaporaigua x concentració oxigen atmosfera (0,21) - CO2/0,8</text:p>
      <text:p text:style-name="P5"/>
      <text:p text:style-name="P5">150 - pCO2/0,8 = </text:p>
      <text:p text:style-name="P5"/>
      <text:p text:style-name="P5">150 - 40,5 = 109,5 (pressio alveolar) </text:p>
      <text:p text:style-name="P5"/>
      <text:p text:style-name="P5">arterial = 62 </text:p>
      <text:p text:style-name="P5"/>
      <text:p text:style-name="P5">pressio alvolar - pressio arterial = 109,5 - 62 = 40. pulmo malalt</text:p>
      <text:p text:style-name="P5"/>
      <text:p text:style-name="P5">causes</text:p>
      <text:p text:style-name="P5"><text:tab/>shunt </text:p>
      <text:p text:style-name="P5"><text:tab/>desequilibri V/Q</text:p>
      <text:p text:style-name="P5"><text:tab/>alteració de la difusió</text:p>
      <text:p text:style-name="P5"/>
      <text:p text:style-name="P5">difusió es mesura amb CO. perillós perquè és 250 cops mes afi a la hemoglobina. </text:p>
      <text:p text:style-name="P5"/>
      <text:p text:style-name="P6">causa hipoxemia en pulmo sa, gradient normal. hipoventilacio</text:p>
      <text:p text:style-name="P6">estructures alterades</text:p>
      <text:p text:style-name="P6"><text:tab/>musculs</text:p>
      <text:p text:style-name="P6"><text:tab/>nervis de transmissio</text:p>
      <text:p text:style-name="P6"><text:tab/>neurones que disparen estimul ç</text:p>
      <text:p text:style-name="P6"/>
      <text:p text:style-name="P6">intoxicacio per heroin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MINARI 4b</text:p>
      <text:p text:style-name="P6">Un home de 55 anys d’edat es queixa de dificultats per a respirar. Quan se’l</text:p>
      <text:p text:style-name="P6">revisa (exploració), es veu que la seva respiració quasi no se sent, encara que</text:p>
      <text:p text:style-name="P6">no fa sorolls “estranys” (auscultació), i que les excursions de la seva caixa</text:p>
      <text:p text:style-name="P6">toràcica són “petites” (quasi no infla el tòrax). Se li fa un anàlisi de sang i</text:p>
      <text:p text:style-name="P6">aquest mostra:</text:p>
      <text:p text:style-name="P6">PaO2 52 mm Hg (normal, 95 a 100 mm Hg); PaCO2 72.3 mm Hg (normal, 35.0 a</text:p>
      <text:p text:style-name="P6">45.0 mm Hg); pH 7.35 (normal, 7.35 a 7.45)</text:p>
      <text:p text:style-name="P6"/>
      <text:p text:style-name="P6">1. - Com és la PaO2? Com es diu això? <text:span text:style-name="T5">Baixa. Hipoxèmia, insuficiència respiratòria. </text:span></text:p>
      <text:p text:style-name="P6">- I la PaCO2? Com es diu això? <text:span text:style-name="T5">Alta. Hipercapnia</text:span></text:p>
      <text:p text:style-name="P6">- I el pH? <text:span text:style-name="T5">Normal. Indica que és una cosa crònica perquè pH hauria de ser acid. Ronyons retenen bicarbonat.</text:span></text:p>
      <text:p text:style-name="P6"/>
      <text:p text:style-name="P9">Calcul pressio alveolar </text:p>
      <text:p text:style-name="P9"/>
      <text:p text:style-name="P9">150 - pCO2 / 0,8 (produccio carboni / us oxigen) = 59,6</text:p>
      <text:p text:style-name="P9">Arteria = 52</text:p>
      <text:p text:style-name="P9"/>
      <text:p text:style-name="P9">diferencia = 6,4. molt petita diferencia. pulmo està sa: hipoventilacio alveolar</text:p>
      <text:p text:style-name="P6"/>
      <text:p text:style-name="P6"/>
      <text:p text:style-name="P6">2. Es va fer llavors una exploració complerta de la funció respiratòria, observant-se:</text:p>
      <text:p text:style-name="P6">espirometria forçada amb FVC del 37 % de lo que li tocaria pel seu sexe, edat,</text:p>
      <text:p text:style-name="P6">pes i alçada (o sigui, un 37 % dels “valors de referència o “ref.”), FEV1 del 50 %</text:p>
      <text:p text:style-name="P6">ref., amb un FEV1/FVC resultants del 82 %.</text:p>
      <text:p text:style-name="P6">- Què expressa el FEV1? <text:span text:style-name="T5">La capacitat d’aire expulsada de forma forçada en el primer segon</text:span></text:p>
      <text:p text:style-name="P6">- I la FVC ? <text:span text:style-name="T5">Capacitat pulmonar total</text:span></text:p>
      <text:p text:style-name="P6">- I el quocient FEV1/FVC? <text:span text:style-name="T5">La capacitat d’expulsar aire comparat amb l’aire total. </text:span></text:p>
      <text:p text:style-name="P6"/>
      <text:p text:style-name="P6"/>
      <text:p text:style-name="P6">3. Què opines del cas, és obstructiu (‘tuberíes aèries’) o restrictiu (‘capacitat del</text:p>
      <text:p text:style-name="P6">pulmó’)?</text:p>
      <text:p text:style-name="P8">Restrictiu <text:span text:style-name="T6">predominantment, perque tot esta diminuit. </text:span></text:p>
      <text:p text:style-name="P6"/>
      <text:p text:style-name="P6">4. Es va seguir la exploració amb una pletismografia corporal. En ella es van</text:p>
      <text:p text:style-name="P6">observar els següents volums pulmonars estàtics: TLC 39 % ref i FRC 43 % ref.</text:p>
      <text:p text:style-name="P6">Què és la TLC ? <text:span text:style-name="T5">Capacitat pulmonar total</text:span></text:p>
      <text:p text:style-name="P6">- Què és la FRC ? <text:span text:style-name="T5">Capacitat residual funcional (volum d’aire que queda als pulmons al final d’una expiració normal)</text:span></text:p>
      <text:p text:style-name="P6">- I l’aire que queda al pulmó quan el buidem del tot ‘in vivo’... com es diu? <text:span text:style-name="T5">volum residual </text:span></text:p>
      <text:p text:style-name="P6">- És això últim coherent amb el que savíes fins ara de la funció pulmonar del subjecte</text:p>
      <text:p text:style-name="P6">que estem estudiant ? <text:span text:style-name="T5">si</text:span></text:p>
      <text:p text:style-name="P6">- Què opines ara ? <text:span text:style-name="T5">té un problema </text:span><text:span text:style-name="T6">restrictiu</text:span></text:p>
      <text:p text:style-name="P6"/>
      <text:p text:style-name="P6"/>
      <text:p text:style-name="P6">5. Es va donar un pas més, determinant les pressions respiratòries. la obtinguda en</text:p>
      <text:p text:style-name="P6">la boca en fer una maniobra inspiratòria màxima contra la via aèria closa (PIM) va</text:p>
      <text:p text:style-name="P6">ser del 50 % ref.</text:p>
      <text:p text:style-name="P7">- Què vol dir això ? <text:s/><text:span text:style-name="T5">el pacient nomes pot generar un 50% de la pressió que s’esperaria en una persona amb valors normals. </text:span><text:span text:style-name="T6">els musculs fan la meitat de força que haurien de fer. pressio en boca indica pressio alveolar sense fluxe. </text:span></text:p>
      <text:p text:style-name="P7"><text:soft-page-break/>- quina pressió reflexa en realitat la pressió en boca amb la via aèria</text:p>
      <text:p text:style-name="P6">closa? <text:span text:style-name="T5">pressió negativa màxima que els musculs inspiratoris poden generar</text:span></text:p>
      <text:p text:style-name="P6">- Què fan els músculs respiratoris? <text:span text:style-name="T5">Es contrauen per reduir pressió intratoràcica i pleural, creant un gradient de pressió que permet que aire entri als pulmons </text:span></text:p>
      <text:p text:style-name="P6">- Com es diu la diferència entre pressió alveolar i pressió pleural? <text:span text:style-name="T5">pressió transpulmonar</text:span></text:p>
      <text:p text:style-name="P6"/>
      <text:p text:style-name="P6"/>
      <text:p text:style-name="P6">6. Li van mirar llavors les pressions màximes tant pleural (esòfag) com abdominal</text:p>
      <text:p text:style-name="P6">(estómac), i la seva diferència també estava disminuïda</text:p>
      <text:p text:style-name="P6">- Com es diu la pressió diferencial entre tòrax i abdomen? <text:span text:style-name="T7">transdiafragmatica</text:span></text:p>
      <text:p text:style-name="P6">- De quin múscul ens reflexa la força? <text:span text:style-name="T7">Diafragma</text:span></text:p>
      <text:p text:style-name="P6"/>
      <text:p text:style-name="P6"/>
      <text:p text:style-name="P10">Estimulacions per respirar més?</text:p>
      <text:p text:style-name="P10">- Elèctrica</text:p>
      <text:p text:style-name="P10">- Magnètica</text:p>
      <text:p text:style-name="P10">- Gasos </text:p>
      <text:p text:style-name="P10">Barrejes hipòxiques o hipercàpniques.</text:p>
      <text:p text:style-name="P10"/>
      <text:p text:style-name="P10">Oxigen baix com estimula centres respiratoris?<text:line-break/>Oxigen baix: receptors a les artèries, quimioreceptors</text:p>
      <text:p text:style-name="P10">CO2: SNC. zona quimiosensible ventral </text:p>
      <text:p text:style-name="P10"/>
      <text:p text:style-name="P10">CO2 passa barrera hematoencefalica.</text:p>
      <text:p text:style-name="P10">CO2 + aigua -&gt; acid carbonic -&gt; io bicarbonat i hidrogen-an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1:14:51.786753422</meta:creation-date>
    <dc:date>2025-02-13T12:00:54.413593988</dc:date>
    <meta:editing-duration>PT18M47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4" meta:paragraph-count="112" meta:word-count="1211" meta:character-count="6849" meta:non-whitespace-character-count="5701"/>
  </office:meta>
</office:document-meta>
</file>